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5993in" fo:margin-left="0.291in" table:align="left" style:may-break-between-rows="true" table:border-model="collapsing"/>
    </style:style>
    <style:style style:name="Table2.A" style:family="table-column">
      <style:table-column-properties style:column-width="1.7868in"/>
    </style:style>
    <style:style style:name="Table2.B" style:family="table-column">
      <style:table-column-properties style:column-width="4.81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8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0" style:family="table-cell">
      <style:table-cell-properties fo:padding="0.0382in" fo:border-left="0.5pt solid #000000" fo:border-right="none" fo:border-top="none" fo:border-bottom="0.5pt solid #000000"/>
    </style:style>
    <style:style style:name="Table2.B10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tes_20_Header">
      <style:text-properties officeooo:paragraph-rsid="0012af91"/>
    </style:style>
    <style:style style:name="P3" style:family="paragraph" style:parent-style-name="Text_20_body">
      <style:text-properties officeooo:paragraph-rsid="0012af91"/>
    </style:style>
    <style:style style:name="P4" style:family="paragraph" style:parent-style-name="Slide_20_Preformatted_20_Text">
      <style:text-properties officeooo:paragraph-rsid="0010f5ea"/>
    </style:style>
    <style:style style:name="P5" style:family="paragraph" style:parent-style-name="Slide_20_Preformatted_20_Text">
      <style:text-properties fo:font-weight="bold" officeooo:paragraph-rsid="00105ef3" style:font-weight-asian="bold" style:font-weight-complex="bold"/>
    </style:style>
    <style:style style:name="P6" style:family="paragraph" style:parent-style-name="Slide_20_Preformatted_20_Text">
      <style:text-properties fo:font-weight="bold" officeooo:rsid="00105ef3" officeooo:paragraph-rsid="00105ef3" style:font-weight-asian="bold" style:font-weight-complex="bold"/>
    </style:style>
    <style:style style:name="P7" style:family="paragraph" style:parent-style-name="Slide_20_Preformatted_20_Text">
      <style:text-properties fo:font-weight="bold" officeooo:paragraph-rsid="0010f5ea" style:font-weight-asian="bold" style:font-weight-complex="bold"/>
    </style:style>
    <style:style style:name="P8" style:family="paragraph" style:parent-style-name="Slide_20_Preformatted_20_Text">
      <style:text-properties fo:font-size="12pt" fo:font-weight="bold" officeooo:paragraph-rsid="00105ef3" style:font-size-asian="12pt" style:font-weight-asian="bold" style:font-size-complex="12pt" style:font-weight-complex="bold"/>
    </style:style>
    <style:style style:name="P9" style:family="paragraph" style:parent-style-name="Slide_20_Preformatted_20_Text">
      <style:text-properties fo:font-size="12pt" fo:font-weight="normal" officeooo:paragraph-rsid="00105ef3" style:font-size-asian="12pt" style:font-weight-asian="normal" style:font-size-complex="12pt" style:font-weight-complex="normal"/>
    </style:style>
    <style:style style:name="P10" style:family="paragraph" style:parent-style-name="Slide_20_Preformatted_20_Text">
      <style:text-properties fo:font-weight="normal" officeooo:paragraph-rsid="0012af91" style:font-weight-asian="normal" style:font-weight-complex="normal"/>
    </style:style>
    <style:style style:name="P11" style:family="paragraph" style:parent-style-name="Slide_20_Preformatted_20_Text">
      <style:text-properties fo:font-weight="normal" officeooo:rsid="00105ef3" officeooo:paragraph-rsid="0012af91" style:font-weight-asian="normal" style:font-weight-complex="normal"/>
    </style:style>
    <style:style style:name="P12" style:family="paragraph" style:parent-style-name="Slide_20_Preformatted_20_Text">
      <style:text-properties fo:font-weight="normal" officeooo:rsid="00105ef3" officeooo:paragraph-rsid="00105ef3" style:font-weight-asian="normal" style:font-weight-complex="normal"/>
    </style:style>
    <style:style style:name="P13" style:family="paragraph" style:parent-style-name="Slide_20_Preformatted_20_Text">
      <style:text-properties fo:font-weight="normal" officeooo:paragraph-rsid="00105ef3" style:font-weight-asian="normal" style:font-weight-complex="normal"/>
    </style:style>
    <style:style style:name="P14" style:family="paragraph" style:parent-style-name="Slide_20_Preformatted_20_Text">
      <style:text-properties fo:font-weight="normal" officeooo:paragraph-rsid="0010f5ea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4bdab" officeooo:paragraph-rsid="0014bd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0f5ea" officeooo:paragraph-rsid="0010f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404bb" officeooo:paragraph-rsid="001404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0f5ea" officeooo:paragraph-rsid="0010f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Heading_20_1" style:master-page-name="Right_20_Page">
      <style:paragraph-properties style:page-number="auto"/>
    </style:style>
    <style:style style:name="P20" style:family="paragraph" style:parent-style-name="Slide_20_Bullet" style:list-style-name=""/>
    <style:style style:name="P21" style:family="paragraph" style:parent-style-name="Slide_20_Bullet" style:list-style-name="">
      <style:text-properties officeooo:paragraph-rsid="001404bb"/>
    </style:style>
    <style:style style:name="P22" style:family="paragraph" style:parent-style-name="Slide_20_Bullet" style:list-style-name="Slide_20_Bullet"/>
    <style:style style:name="P23" style:family="paragraph" style:parent-style-name="Slide_20_Bullet" style:list-style-name="Slide_20_Bullet">
      <style:text-properties officeooo:paragraph-rsid="0012af91"/>
    </style:style>
    <style:style style:name="P24" style:family="paragraph" style:parent-style-name="Slide_20_Bullet" style:list-style-name="Slide_20_Bullet">
      <style:text-properties officeooo:paragraph-rsid="00105ef3"/>
    </style:style>
    <style:style style:name="P25" style:family="paragraph" style:parent-style-name="Slide_20_Bullet" style:list-style-name="Slide_20_Bullet">
      <style:text-properties officeooo:paragraph-rsid="0010f5ea"/>
    </style:style>
    <style:style style:name="P26" style:family="paragraph" style:parent-style-name="Slide_20_Bullet" style:list-style-name="Slide_20_Bullet">
      <style:text-properties officeooo:paragraph-rsid="0011d726"/>
    </style:style>
    <style:style style:name="P27" style:family="paragraph" style:parent-style-name="Slide_20_Bullet" style:list-style-name="Slide_20_Bullet">
      <style:text-properties officeooo:rsid="0011d726" officeooo:paragraph-rsid="0011d726"/>
    </style:style>
    <style:style style:name="P28" style:family="paragraph" style:parent-style-name="Slide_20_Bullet" style:list-style-name="Slide_20_Bullet">
      <style:text-properties officeooo:rsid="00105ef3"/>
    </style:style>
    <style:style style:name="P29" style:family="paragraph" style:parent-style-name="Slide_20_Bullet" style:list-style-name="Slide_20_Bullet">
      <style:text-properties officeooo:rsid="00105ef3" officeooo:paragraph-rsid="0012af91"/>
    </style:style>
    <style:style style:name="P30" style:family="paragraph" style:parent-style-name="Slide_20_Bullet" style:list-style-name="Slide_20_Bullet">
      <style:text-properties officeooo:rsid="00105ef3" officeooo:paragraph-rsid="00105ef3"/>
    </style:style>
    <style:style style:name="P31" style:family="paragraph" style:parent-style-name="Slide_20_Bullet" style:list-style-name="">
      <style:text-properties officeooo:rsid="00105ef3" officeooo:paragraph-rsid="00105ef3"/>
    </style:style>
    <style:style style:name="P32" style:family="paragraph" style:parent-style-name="Slide_20_Bullet" style:list-style-name="Slide_20_Bullet">
      <style:text-properties officeooo:rsid="0012af91" officeooo:paragraph-rsid="0012af91"/>
    </style:style>
    <style:style style:name="P33" style:family="paragraph" style:parent-style-name="Slide_20_Bullet" style:list-style-name="Slide_20_Bullet">
      <style:text-properties officeooo:rsid="0010f5ea" officeooo:paragraph-rsid="0010f5ea"/>
    </style:style>
    <style:style style:name="P34" style:family="paragraph" style:parent-style-name="Slide_20_Bullet" style:list-style-name="Slide_20_Bullet">
      <style:text-properties officeooo:rsid="0010f5ea" officeooo:paragraph-rsid="0012af91"/>
    </style:style>
    <style:style style:name="P35" style:family="paragraph" style:parent-style-name="Slide_20_Bullet" style:list-style-name="Slide_20_Bullet">
      <style:text-properties officeooo:rsid="0010f5ea" officeooo:paragraph-rsid="00152255"/>
    </style:style>
    <style:style style:name="P36" style:family="paragraph" style:parent-style-name="Slide_20_Bullet" style:list-style-name="Slide_20_Bullet">
      <style:text-properties fo:font-weight="normal" style:font-weight-asian="normal" style:font-weight-complex="normal"/>
    </style:style>
    <style:style style:name="P37" style:family="paragraph" style:parent-style-name="Slide_20_Bullet" style:list-style-name="Slide_20_Bullet">
      <style:text-properties fo:font-weight="normal" officeooo:paragraph-rsid="0010f5ea" style:font-weight-asian="normal" style:font-weight-complex="normal"/>
    </style:style>
    <style:style style:name="P38" style:family="paragraph" style:parent-style-name="Slide_20_Bullet" style:list-style-name="Slide_20_Bullet">
      <style:text-properties fo:font-weight="normal" officeooo:rsid="0010f5ea" officeooo:paragraph-rsid="0010f5ea" style:font-weight-asian="normal" style:font-weight-complex="normal"/>
    </style:style>
    <style:style style:name="P39" style:family="paragraph" style:parent-style-name="Slide_20_Bullet" style:list-style-name="Slide_20_Bullet">
      <style:text-properties style:font-name="Arial"/>
    </style:style>
    <style:style style:name="P40" style:family="paragraph" style:parent-style-name="Slide_20_Bullet" style:list-style-name="Slide_20_Bullet">
      <style:text-properties style:font-name="Arial" officeooo:rsid="0010f5ea"/>
    </style:style>
    <style:style style:name="P41" style:family="paragraph" style:parent-style-name="Slide_20_Bullet" style:list-style-name="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4bdab" officeooo:paragraph-rsid="0014bd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lide_20_Bullet" style:list-style-name="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10f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lide_20_Bullet" style:list-style-name="Slide_20_Bullet">
      <style:text-properties officeooo:rsid="001404bb" officeooo:paragraph-rsid="001404bb"/>
    </style:style>
    <style:style style:name="P44" style:family="paragraph" style:parent-style-name="Slide_20_Bullet" style:list-style-name="Slide_20_Bullet">
      <style:text-properties officeooo:rsid="00152255" officeooo:paragraph-rsid="00152255"/>
    </style:style>
    <style:style style:name="P45" style:family="paragraph" style:parent-style-name="Slide_20_Header" style:list-style-name="">
      <style:paragraph-properties fo:text-align="center" style:justify-single-word="false"/>
    </style:style>
    <style:style style:name="P46" style:family="paragraph" style:parent-style-name="Slide_20_Header" style:list-style-name="">
      <style:paragraph-properties fo:text-align="center" style:justify-single-word="false"/>
      <style:text-properties officeooo:paragraph-rsid="00105ef3"/>
    </style:style>
    <style:style style:name="P47" style:family="paragraph" style:parent-style-name="Slide_20_Header">
      <style:paragraph-properties fo:break-before="page"/>
    </style:style>
    <style:style style:name="P48" style:family="paragraph" style:parent-style-name="Slide_20_Header">
      <style:paragraph-properties fo:break-before="page"/>
      <style:text-properties officeooo:paragraph-rsid="0012af91"/>
    </style:style>
    <style:style style:name="P49" style:family="paragraph" style:parent-style-name="Slide_20_Header" style:list-style-name="">
      <style:paragraph-properties fo:text-align="center" style:justify-single-word="false"/>
      <style:text-properties officeooo:rsid="00105ef3" officeooo:paragraph-rsid="00105ef3"/>
    </style:style>
    <style:style style:name="P50" style:family="paragraph" style:parent-style-name="Slide_20_Header" style:list-style-name="">
      <style:paragraph-properties fo:text-align="center" style:justify-single-word="false"/>
      <style:text-properties officeooo:rsid="00105ef3" officeooo:paragraph-rsid="0012af91"/>
    </style:style>
    <style:style style:name="P51" style:family="paragraph" style:parent-style-name="Slide_20_Header">
      <style:paragraph-properties fo:break-before="page"/>
      <style:text-properties officeooo:rsid="00105ef3" officeooo:paragraph-rsid="00105ef3"/>
    </style:style>
    <style:style style:name="P52" style:family="paragraph" style:parent-style-name="Slide_20_Header">
      <style:paragraph-properties fo:break-before="page"/>
      <style:text-properties officeooo:rsid="00105ef3" officeooo:paragraph-rsid="0012af91"/>
    </style:style>
    <style:style style:name="P53" style:family="paragraph" style:parent-style-name="Slide_20_Header">
      <style:paragraph-properties fo:break-before="page"/>
      <style:text-properties officeooo:paragraph-rsid="00105ef3"/>
    </style:style>
    <style:style style:name="P54" style:family="paragraph" style:parent-style-name="Slide_20_Header">
      <style:paragraph-properties fo:break-before="page"/>
      <style:text-properties officeooo:paragraph-rsid="0014bdab"/>
    </style:style>
    <style:style style:name="P55" style:family="paragraph" style:parent-style-name="Slide_20_Header">
      <style:paragraph-properties fo:break-before="page"/>
      <style:text-properties officeooo:rsid="001404bb" officeooo:paragraph-rsid="001404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ef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f5ea" style:font-weight-asian="normal" style:font-weight-complex="normal"/>
    </style:style>
    <style:style style:name="T5" style:family="text">
      <style:text-properties officeooo:rsid="00105ef3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10f5ea" style:font-weight-asian="bold" style:font-weight-complex="bold"/>
    </style:style>
    <style:style style:name="T8" style:family="text">
      <style:text-properties style:font-name="Courier New" fo:font-weight="bold" officeooo:rsid="00105ef3" style:font-weight-asian="bold" style:font-weight-complex="bold"/>
    </style:style>
    <style:style style:name="T9" style:family="text">
      <style:text-properties style:font-name="Courier New" fo:font-weight="bold" officeooo:rsid="0012af91" style:font-weight-asian="bold" style:font-weight-complex="bold"/>
    </style:style>
    <style:style style:name="T10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Courier New" fo:font-size="14pt" fo:font-weight="bold" officeooo:rsid="00105ef3" style:font-size-asian="14pt" style:font-weight-asian="bold" style:font-size-complex="14pt" style:font-weight-complex="bold"/>
    </style:style>
    <style:style style:name="T12" style:family="text">
      <style:text-properties style:font-name="Courier New" fo:font-size="14pt" fo:font-weight="bold" officeooo:rsid="0010f5ea" style:font-size-asian="14pt" style:font-weight-asian="bold" style:font-size-complex="14pt" style:font-weight-complex="bold"/>
    </style:style>
    <style:style style:name="T13" style:family="text">
      <style:text-properties style:font-name="Courier New" fo:font-size="14pt" fo:font-weight="bold" officeooo:rsid="0012af91" style:font-size-asian="14pt" style:font-weight-asian="bold" style:font-size-complex="14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f5ea"/>
    </style:style>
    <style:style style:name="T16" style:family="text">
      <style:text-properties officeooo:rsid="0011d726"/>
    </style:style>
    <style:style style:name="T17" style:family="text">
      <style:text-properties officeooo:rsid="0012af91"/>
    </style:style>
    <style:style style:name="T18" style:family="text">
      <style:text-properties officeooo:rsid="00145312"/>
    </style:style>
    <style:style style:name="T19" style:family="text">
      <style:text-properties officeooo:rsid="0014bdab"/>
    </style:style>
    <style:style style:name="T20" style:family="text">
      <style:text-properties officeooo:rsid="001522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Introduction to the Spring Framework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20">Key objectives of this chapter:</text:p>
            <text:list xml:id="list1684862755" text:style-name="Slide_20_Bullet">
              <text:list-item>
                <text:p text:style-name="P22">What is the Spring Framework?</text:p>
              </text:list-item>
              <text:list-item>
                <text:p text:style-name="P27">Coding to Interfaces</text:p>
              </text:list-item>
              <text:list-item>
                <text:p text:style-name="P27">Dependency Injection</text:p>
              </text:list-item>
              <text:list-item>
                <text:p text:style-name="P27">Testability</text:p>
              </text:list-item>
              <text:list-item>
                <text:p text:style-name="P22">Spring <text:span text:style-name="T16">ApplicationContext and Beans</text:span></text:p>
              </text:list-item>
            </text:list>
          </table:table-cell>
        </table:table-row>
      </table:table>
      <text:h text:style-name="P45" text:outline-level="2"/>
      <text:h text:style-name="P47" text:outline-level="2">What is the Spring Framework?</text:h>
      <text:list xml:id="list145101421836674" text:continue-numbering="true" text:style-name="Slide_20_Bullet">
        <text:list-item>
          <text:p text:style-name="P22">Spring is an open-source Java <text:span text:style-name="T20">framework</text:span> that provides infrastructure support for Java applications</text:p>
        </text:list-item>
        <text:list-item>
          <text:p text:style-name="P22">Spring applications are more</text:p>
          <text:list>
            <text:list-item>
              <text:p text:style-name="P22">Testable</text:p>
            </text:list-item>
            <text:list-item>
              <text:p text:style-name="P22">Flexible </text:p>
            </text:list-item>
            <text:list-item>
              <text:p text:style-name="P28">Maintainable</text:p>
            </text:list-item>
            <text:list-item>
              <text:p text:style-name="P22"><text:span text:style-name="T20">Usable </text:span>with <text:span text:style-name="T5">other </text:span>frameworks</text:p>
            </text:list-item>
          </text:list>
        </text:list-item>
        <text:list-item>
          <text:p text:style-name="P22">Spring provides many things that are common to many Java applications so you can concentrate more on what is different about your application</text:p>
        </text:list-item>
      </text:list>
      <text:p text:style-name="Notes_20_Header">What is the Spring Framework?</text:p>
      <text:p text:style-name="Text_20_body">The Spring Framework was created by Rod Johnson. <text:s/>It has been an open source project since February 2003. <text:s/></text:p>
      <text:p text:style-name="Text_20_body">See <text:a xlink:type="simple" xlink:href="http://projects.spring.io/spring-framework/" text:style-name="Internet_20_link" text:visited-style-name="Visited_20_Internet_20_Link">http://projects.spring.io/spring-framework/</text:a> for more information.</text:p>
      <text:h text:style-name="P45" text:outline-level="2"/>
      <text:h text:style-name="P45" text:outline-level="2"/>
      <text:h text:style-name="P48" text:outline-level="2">Spring Philosophies - <text:span text:style-name="T17">1</text:span></text:h>
      <text:list xml:id="list145102818138952" text:continue-numbering="true" text:style-name="Slide_20_Bullet">
        <text:list-item>
          <text:p text:style-name="P23">Java E<text:span text:style-name="T5">nterprise applications </text:span>should be easy to <text:span text:style-name="T5">build, test, and maintain</text:span></text:p>
          <text:list>
            <text:list-item>
              <text:p text:style-name="P23">Spring <text:span text:style-name="T5">began</text:span> as an <text:span text:style-name="T5">Enterprise Java Beans (</text:span>EJB<text:span text:style-name="T5">)</text:span> <text:span text:style-name="T5">alternative</text:span>. <text:s/></text:p>
              <text:list>
                <text:list-item>
                  <text:p text:style-name="P23">EJB <text:span text:style-name="T5">development was initially very difficult. <text:s/></text:span></text:p>
                </text:list-item>
                <text:list-item>
                  <text:p text:style-name="P29">Newer versions of Jakarta Enterprise Edition (JEE) are much simpler due to Spring’s influence.</text:p>
                </text:list-item>
              </text:list>
            </text:list-item>
          </text:list>
        </text:list-item>
        <text:list-item>
          <text:p text:style-name="P23">Object-oriented design is more important than the underlying technology.</text:p>
          <text:list>
            <text:list-item>
              <text:p text:style-name="P29">Use of simple design patterns such as templates, factories, proxies, etc. produce simple solutions.</text:p>
            </text:list-item>
          </text:list>
        </text:list-item>
        <text:list-item>
          <text:p text:style-name="P32">Spring is non-invasive</text:p>
          <text:list>
            <text:list-item>
              <text:p text:style-name="P32">Your code should have as few direct references to the Spring framework as possible</text:p>
            </text:list-item>
          </text:list>
        </text:list-item>
      </text:list>
      <text:p text:style-name="P2"/>
      <text:h text:style-name="P48" text:outline-level="2">Spring Philosophies -<text:span text:style-name="T17">2</text:span></text:h>
      <text:list xml:id="list145102863412279" text:continue-numbering="true" text:style-name="Slide_20_Bullet">
        <text:list-item>
          <text:p text:style-name="P29">Coding to Interfaces:</text:p>
          <text:list>
            <text:list-item>
              <text:p text:style-name="P29">Objects should reference each other using interfaces rather than classes.</text:p>
            </text:list-item>
            <text:list-item>
              <text:p text:style-name="P23"><text:span text:style-name="T5">Components become </text:span>loosely coupled; <text:span text:style-name="T5">each is only aware of the contract – not the implementation – other referenced components.</text:span></text:p>
            </text:list-item>
          </text:list>
        </text:list-item>
        <text:list-item>
          <text:p text:style-name="P29">POJO Programming:</text:p>
          <text:list>
            <text:list-item>
              <text:p text:style-name="P29">Plain Old Java Objects (POJO): Java objects that do not extend or implement framework-specific classes or interfaces.</text:p>
            </text:list-item>
            <text:list-item>
              <text:p text:style-name="P29">Applications should be built largely with POJOs, having little dependency on frameworks – including Spring!</text:p>
            </text:list-item>
          </text:list>
        </text:list-item>
        <text:list-item>
          <text:p text:style-name="P23">Applications should be easy to test</text:p>
          <text:list>
            <text:list-item>
              <text:p text:style-name="P29">It is easy to build and run automated tests of loosely coupled POJOs using JUnit, TestNG, Mockito, Continuous Integration tools, etc.</text:p>
            </text:list-item>
          </text:list>
        </text:list-item>
      </text:list>
      <text:p text:style-name="P2"/>
      <text:p text:style-name="P3"/>
      <text:p text:style-name="Text_20_body"/>
      <text:h text:style-name="P49" text:outline-level="2"/>
      <text:h text:style-name="P51" text:outline-level="2">Coding to Interfaces - <text:span text:style-name="T17">1</text:span></text:h>
      <text:list text:continue-numbering="true" text:style-name="Slide_20_Bullet">
        <text:list-item>
          <text:p text:style-name="P30">Consider this tax calculation example. <text:s/>An interface defines the ‘contract’ of a tax calculator:</text:p>
        </text:list-item>
      </text:list>
      <text:p text:style-name="P5"/>
      <text:p text:style-name="P13"><text:span text:style-name="T1">public interface TaxCalculator</text:span> {</text:p>
      <text:p text:style-name="P13"><text:tab/>public double calculateTax(double amount);<text:tab/></text:p>
      <text:p text:style-name="P13">}</text:p>
      <text:p text:style-name="P5"/>
      <text:list text:continue-numbering="true" text:style-name="Slide_20_Bullet">
        <text:list-header>
          <text:p text:style-name="P24"/>
        </text:list-header>
        <text:list-item>
          <text:p text:style-name="P30">Separately, a class implements the interface:</text:p>
        </text:list-item>
      </text:list>
      <text:p text:style-name="P5"/>
      <text:p text:style-name="P13"><text:span text:style-name="T1">public class SalesTaxCalculator implements TaxCalculator </text:span>{</text:p>
      <text:p text:style-name="P13"><text:tab/>private double taxRate = 0.05;<text:tab/>// default rate</text:p>
      <text:p text:style-name="P13"><text:tab/>public double calculateTax(double amount) {</text:p>
      <text:p text:style-name="P13"><text:tab/><text:tab/>return amount * taxRate;</text:p>
      <text:p text:style-name="P13"><text:tab/>}<text:tab/></text:p>
      <text:p text:style-name="P13">}</text:p>
      <text:p text:style-name="P5"/>
      <text:list xml:id="list145102757495474" text:continue-numbering="true" text:style-name="Slide_20_Bullet">
        <text:list-header>
          <text:p text:style-name="P24"/>
          <text:p text:style-name="P24"/>
          <text:p text:style-name="P24"/>
        </text:list-header>
      </text:list>
      <text:h text:style-name="P48" text:outline-level="2"><text:span text:style-name="T5">Coding to Interfaces - </text:span><text:span text:style-name="T17">2</text:span></text:h>
      <text:list text:continue-numbering="true" text:style-name="Slide_20_Bullet">
        <text:list-item>
          <text:p text:style-name="P23"><text:span text:style-name="T5">A separate </text:span>component that uses the <text:span text:style-name="T6">TaxCalculator</text:span> component <text:span text:style-name="T5">does not need to </text:span>refer to the <text:span text:style-name="T9">SalesT</text:span><text:span text:style-name="T6">axCalculator</text:span> class:</text:p>
        </text:list-item>
      </text:list>
      <text:p text:style-name="P10"/>
      <text:p text:style-name="P10">public class Register {</text:p>
      <text:p text:style-name="P10"><text:tab/>private <text:span text:style-name="T1">TaxCalculator taxCalc;</text:span></text:p>
      <text:p text:style-name="P10"><text:tab/>public double computeTotal(double beforeTax) {</text:p>
      <text:p text:style-name="P10"><text:tab/><text:tab/>return beforeTax + taxCalc.calculateTax(beforeTax);</text:p>
      <text:p text:style-name="P11"><text:s text:c="2"/>}</text:p>
      <text:p text:style-name="P11">}</text:p>
      <text:p text:style-name="P11"/>
      <text:list xml:id="list145102722873960" text:continue-numbering="true" text:style-name="Slide_20_Bullet">
        <text:list-header>
          <text:p text:style-name="P23"/>
        </text:list-header>
        <text:list-item>
          <text:p text:style-name="P44">This code will work with <text:span text:style-name="T14">any</text:span> <text:span text:style-name="T6">TaxCalculator</text:span> implementation.</text:p>
        </text:list-item>
        <text:list-item>
          <text:p text:style-name="P29">… But how does this class know which implementation to use?</text:p>
        </text:list-item>
      </text:list>
      <text:h text:style-name="P50" text:outline-level="2"/>
      <text:h text:style-name="P52" text:outline-level="2">Dependency Injection - <text:span text:style-name="T17">1</text:span></text:h>
      <text:list text:continue-numbering="true" text:style-name="Slide_20_Bullet">
        <text:list-item>
          <text:p text:style-name="P24"><text:span text:style-name="T5">Objects </text:span><text:span text:style-name="T17">are </text:span><text:span text:style-name="T5">written so dependent objects are “injected” into each other.</text:span></text:p>
        </text:list-item>
        <text:list-item>
          <text:p text:style-name="P30">The <text:span text:style-name="T6">Register</text:span> object can be coded to expect a <text:span text:style-name="T6">TaxCalculator</text:span> reference to be provided when created:</text:p>
        </text:list-item>
      </text:list>
      <text:p text:style-name="P13"><text:s text:c="4"/>public class Register {</text:p>
      <text:p text:style-name="P13"><text:tab/> <text:s text:c="3"/><text:span text:style-name="T1">private TaxCalculator taxCalc;</text:span></text:p>
      <text:p text:style-name="P13"><text:tab/> <text:s text:c="3"/><text:span text:style-name="T1">public </text:span><text:span text:style-name="T2">Register (TaxCalculator taxCalculator) {</text:span></text:p>
      <text:p text:style-name="P6"><text:s text:c="9"/>taxCalc = taxCalculator;</text:p>
      <text:p text:style-name="P6"><text:s text:c="6"/>}</text:p>
      <text:p text:style-name="P13"><text:s text:c="6"/>...</text:p>
      <text:p text:style-name="P12"><text:s text:c="4"/>}</text:p>
      <text:list text:continue-numbering="true" text:style-name="Slide_20_Bullet">
        <text:list-header>
          <text:p text:style-name="P24"/>
        </text:list-header>
        <text:list-item>
          <text:p text:style-name="P30">A separate object is responsible for instantiating and dependency injecting objects:</text:p>
        </text:list-item>
      </text:list>
      <text:p text:style-name="P13"><text:s text:c="4"/>public class App {</text:p>
      <text:p text:style-name="P13"><text:s text:c="5"/><text:tab/>public static void main(String[] args) {</text:p>
      <text:p text:style-name="P13"><text:tab/><text:tab/> <text:s text:c="3"/><text:span text:style-name="T2">TaxCalculator calc = new <text:s/>SalesTaxCalculator();</text:span></text:p>
      <text:p text:style-name="P6"><text:tab/><text:tab/> <text:s text:c="3"/>Register register = new Register(calc);</text:p>
      <text:p text:style-name="P13"><text:tab/><text:tab/> <text:s text:c="3"/>...</text:p>
      <text:p text:style-name="P13"><text:tab/> <text:s text:c="3"/>}</text:p>
      <text:p text:style-name="P13"><text:s text:c="4"/>}</text:p>
      <text:list xml:id="list145101485126242" text:continue-numbering="true" text:style-name="Slide_20_Bullet">
        <text:list-header>
          <text:p text:style-name="P24"/>
          <text:p text:style-name="P30"/>
        </text:list-header>
      </text:list>
      <text:p text:style-name="P31"/>
      <text:h text:style-name="P48" text:outline-level="2"><text:span text:style-name="T5">Dependency Injection - </text:span><text:span text:style-name="T17">2</text:span></text:h>
      <text:list xml:id="list145101445108547" text:continue-numbering="true" text:style-name="Slide_20_Bullet">
        <text:list-item>
          <text:p text:style-name="P32">Dependency Injection has an impact on our design.</text:p>
        </text:list-item>
        <text:list-item>
          <text:p text:style-name="P29">Separation of concerns:</text:p>
          <text:list>
            <text:list-item>
              <text:p text:style-name="P29">The <text:span text:style-name="T6">Register</text:span> is responsible for computing the total amount; not for determining which <text:span text:style-name="T6">TaxCalculator</text:span> to use.</text:p>
            </text:list-item>
            <text:list-item>
              <text:p text:style-name="P29">The <text:span text:style-name="T6">App</text:span> is responsible for managing objects, not business logic. <text:s/></text:p>
            </text:list-item>
          </text:list>
        </text:list-item>
        <text:list-item>
          <text:p text:style-name="P29"><text:span text:style-name="T15">O</text:span>ur business logic <text:span text:style-name="T15">is free </text:span>from the burden of managing separate objects</text:p>
          <text:list>
            <text:list-item>
              <text:p text:style-name="P29">Easier to change, easier to test. </text:p>
            </text:list-item>
          </text:list>
        </text:list-item>
      </text:list>
      <text:h text:style-name="P51" text:outline-level="2">Easy to Test</text:h>
      <text:list text:continue-numbering="true" text:style-name="Slide_20_Bullet">
        <text:list-item>
          <text:p text:style-name="P30">POJOs / coding to interfaces makes objects easy to test.</text:p>
        </text:list-item>
      </text:list>
      <text:p text:style-name="P8">@Test</text:p>
      <text:p text:style-name="P9">public void testComputeTotal() {</text:p>
      <text:p text:style-name="P9"><text:s text:c="4"/></text:p>
      <text:p text:style-name="P9"><text:s text:c="4"/><text:span text:style-name="T1">// Setup Mock TaxCalculator (Mockito):</text:span></text:p>
      <text:p text:style-name="P9"><text:s text:c="4"/>TaxCalculator taxCalculator = mock(TaxCalculator.class);</text:p>
      <text:p text:style-name="P9"><text:s text:c="4"/>when(taxCalculatorMock.calculateTax(<text:span text:style-name="T5">100.0</text:span>))</text:p>
      <text:p text:style-name="P9"><text:s text:c="8"/>.thenReturn(10.0); </text:p>
      <text:p text:style-name="P9"/>
      <text:p text:style-name="P9"><text:s text:c="4"/><text:span text:style-name="T1">// Dependency inject mock taxCalculator into Register</text:span></text:p>
      <text:p text:style-name="P9"><text:s text:c="4"/>Register register = new Register(taxCalculatorMock);</text:p>
      <text:p text:style-name="P9"/>
      <text:p text:style-name="P9"><text:s text:c="4"/><text:span text:style-name="T1">// Call the method under test</text:span></text:p>
      <text:p text:style-name="P9"><text:s text:c="4"/>double total = register.computeTotal(100.0); </text:p>
      <text:p text:style-name="P9"/>
      <text:p text:style-name="P9"><text:s text:c="4"/><text:span text:style-name="T1">// </text:span><text:span text:style-name="T2">Check results</text:span><text:span text:style-name="T1"> </text:span></text:p>
      <text:p text:style-name="P9"><text:s text:c="4"/>assertEquals(110.0, total, 0); </text:p>
      <text:p text:style-name="P9">}</text:p>
      <text:list xml:id="list145101609693188" text:continue-numbering="true" text:style-name="Slide_20_Bullet">
        <text:list-header>
          <text:p text:style-name="P24"/>
        </text:list-header>
        <text:list-item>
          <text:p text:style-name="P35"><text:span text:style-name="T20">The </text:span><text:span text:style-name="T8">Register</text:span><text:span text:style-name="T20"> can be tested with many potential </text:span><text:span text:style-name="T8">TaxCalculator</text:span><text:span text:style-name="T20"> scenarios.</text:span></text:p>
        </text:list-item>
        <text:list-item>
          <text:p text:style-name="P35">Notice that the unit test example above uses JUnit and Mockito, but has no references to Spring. <text:s/></text:p>
        </text:list-item>
      </text:list>
      <text:h text:style-name="P46" text:outline-level="2"/>
      <text:h text:style-name="P53" text:outline-level="2">Why Spring?</text:h>
      <text:list xml:id="list145101941678828" text:continue-numbering="true" text:style-name="Slide_20_Bullet">
        <text:list-item>
          <text:p text:style-name="P22"><text:span text:style-name="T5">E</text:span>nterprise applications require services such as <text:span text:style-name="T5">database access, </text:span>transactions, <text:span text:style-name="T5">external configuration, </text:span>security, <text:span text:style-name="T5">etc.</text:span></text:p>
          <text:list>
            <text:list-item>
              <text:p text:style-name="P22"><text:span text:style-name="T5">These should be provided by a framework and </text:span>kept separate from application business logic</text:p>
            </text:list-item>
          </text:list>
        </text:list-item>
        <text:list-item>
          <text:p text:style-name="P30"><text:span text:style-name="T17">Spring is wi</text:span>dely used in the Java space. <text:s/>Active community.</text:p>
          <text:list>
            <text:list-item>
              <text:p text:style-name="P30">Many subprojects dealing with databases, NoSQL, cloud computing, orchestration, streaming, batch, web services, etc.</text:p>
            </text:list-item>
          </text:list>
        </text:list-item>
        <text:list-item>
          <text:p text:style-name="P33">Spring is non-invasive; most of your work will be with POJOs</text:p>
        </text:list-item>
        <text:list-item>
          <text:p text:style-name="P29">Spring is not bound by a formal specification, allowing for rapid innovation</text:p>
          <text:list>
            <text:list-item>
              <text:p text:style-name="P29">Spring introduces cutting-edge subprojects for microservices, artificial intelligence, <text:span text:style-name="T20">reactive programming, </text:span>etc.</text:p>
            </text:list-item>
            <text:list-item>
              <text:p text:style-name="P29">JEE is governed by a community process that move<text:span text:style-name="T19">s</text:span> more slowly.</text:p>
            </text:list-item>
          </text:list>
        </text:list-item>
        <text:list-item>
          <text:p text:style-name="P23">Spring <text:span text:style-name="T5">values backwards compatibility</text:span></text:p>
          <text:list>
            <text:list-item>
              <text:p text:style-name="P30">It is understood that <text:span text:style-name="T19">framework </text:span>users may not have the freedom to upgrade their Java versions, application servers, etc. just to use the latest Spring version</text:p>
            </text:list-item>
          </text:list>
        </text:list-item>
      </text:list>
      <text:h text:style-name="P45" text:outline-level="2"/>
      <text:h text:style-name="P47" text:outline-level="2">Spring Container</text:h>
      <text:list xml:id="list145102474793443" text:continue-numbering="true" text:style-name="Slide_20_Bullet">
        <text:list-item>
          <text:p text:style-name="P30">A Spring application creates a central object of type <text:span text:style-name="T10">ApplicationContext</text:span></text:p>
          <text:list>
            <text:list-item>
              <text:p text:style-name="P29">The <text:span text:style-name="T10">ApplicationContext</text:span> is <text:span text:style-name="T17">a container for your Java objects.</text:span></text:p>
            </text:list-item>
            <text:list-item>
              <text:p text:style-name="P29"><text:span text:style-name="T17">U</text:span>sed to create and manage <text:span text:style-name="T14">Spring Beans</text:span>.</text:p>
            </text:list-item>
          </text:list>
        </text:list-item>
        <text:list-item>
          <text:p text:style-name="P30"><text:span text:style-name="T14">Spring Beans</text:span> are <text:span text:style-name="T15">simply</text:span> Java objects which Spring will manage on your behalf.</text:p>
          <text:list>
            <text:list-item>
              <text:p text:style-name="P33">Spring creates your objects when needed</text:p>
            </text:list-item>
            <text:list-item>
              <text:p text:style-name="P33">Spring dependency injects your objects as instructed</text:p>
            </text:list-item>
            <text:list-item>
              <text:p text:style-name="P33">Spring configures your objects as needed.</text:p>
            </text:list-item>
          </text:list>
        </text:list-item>
        <text:list-item>
          <text:p text:style-name="P25"><text:span text:style-name="T15">Spring requires </text:span><text:span text:style-name="T1">configuration metadata</text:span><text:span text:style-name="T3"> </text:span><text:span text:style-name="T4">to perform this.</text:span></text:p>
        </text:list-item>
        <text:list-item>
          <text:p text:style-name="P36">Th<text:span text:style-name="T15">is metadata can</text:span> be provided in multiple ways:</text:p>
          <text:list>
            <text:list-item>
              <text:p text:style-name="P37">Java <text:span text:style-name="T12">@Configuration</text:span> classes </text:p>
            </text:list-item>
            <text:list-item>
              <text:p text:style-name="P38">Annotations within source code</text:p>
            </text:list-item>
            <text:list-item>
              <text:p text:style-name="P38">XML files (legacy, but still fully supported)</text:p>
              <text:p text:style-name="P25"/>
            </text:list-item>
          </text:list>
        </text:list-item>
      </text:list>
      <text:h text:style-name="P45" text:outline-level="2"/>
      <text:h text:style-name="P54" text:outline-level="2"><text:span text:style-name="T19">Quick </text:span>Spring<text:span text:style-name="T19"> </text:span>Example - <text:span text:style-name="T15">@Configuration</text:span></text:h>
      <text:list text:continue-numbering="true" text:style-name="Slide_20_Bullet">
        <text:list-item>
          <text:p text:style-name="P25"><text:span text:style-name="T15">A </text:span><text:span text:style-name="T7">@Configuration</text:span><text:span text:style-name="T15"> class can be used to provide metadata to Spring.</text:span></text:p>
        </text:list-item>
      </text:list>
      <text:p text:style-name="P7">@Configuration</text:p>
      <text:p text:style-name="P14">public class Config {</text:p>
      <text:p text:style-name="P14"/>
      <text:p text:style-name="P14"><text:s text:c="4"/><text:span text:style-name="T1">@Bean</text:span></text:p>
      <text:p text:style-name="P14"><text:s text:c="4"/>public TaxCalculator taxCalculator() {</text:p>
      <text:p text:style-name="P14"><text:s text:c="8"/>return new SalesTaxCalculator();</text:p>
      <text:p text:style-name="P14"><text:s text:c="4"/>}</text:p>
      <text:p text:style-name="P14"/>
      <text:p text:style-name="P14"><text:s text:c="4"/><text:span text:style-name="T1">@Bean </text:span></text:p>
      <text:p text:style-name="P14"><text:s text:c="4"/><text:span text:style-name="T18">public </text:span>Register register(TaxCalculator calc) {</text:p>
      <text:p text:style-name="P14"><text:s text:c="8"/>return new Register(calc);</text:p>
      <text:p text:style-name="P14"><text:s text:c="4"/>}</text:p>
      <text:p text:style-name="P14">}</text:p>
      <text:list xml:id="list145101145619502" text:continue-numbering="true" text:style-name="Slide_20_Bullet">
        <text:list-header>
          <text:p text:style-name="P25"/>
        </text:list-header>
        <text:list-item>
          <text:p text:style-name="P25"><text:span text:style-name="T7">@Configuration</text:span><text:span text:style-name="T15"> – marks this class as containing Spring configuration.</text:span></text:p>
        </text:list-item>
        <text:list-item>
          <text:p text:style-name="P25"><text:span text:style-name="T7">@Bean</text:span><text:span text:style-name="T15"> – defines a bean definition</text:span></text:p>
          <text:list>
            <text:list-item>
              <text:p text:style-name="P33">Bean name – based on the method name.</text:p>
            </text:list-item>
            <text:list-item>
              <text:p text:style-name="P33">Bean type – based on the return type</text:p>
            </text:list-item>
            <text:list-item>
              <text:p text:style-name="P33">Required dependencies – based on method parameters <text:span text:style-name="T20">(optional)</text:span>.</text:p>
            </text:list-item>
          </text:list>
        </text:list-item>
        <text:list-item>
          <text:p text:style-name="P33">This example <text:span text:style-name="T19">describes configuration metadata for </text:span>two beans named taxCalculator and register. <text:s/>The register bean <text:span text:style-name="T19">will be</text:span> injected with a reference to the taxCalculator.</text:p>
        </text:list-item>
      </text:list>
      <text:h text:style-name="P47" text:outline-level="2"><text:span text:style-name="T19">Quick </text:span>Spring Example - <text:span text:style-name="T15">ApplicationContext</text:span></text:h>
      <text:list text:continue-numbering="true" text:style-name="Slide_20_Bullet">
        <text:list-item>
          <text:p text:style-name="P25"><text:span text:style-name="T15">Create an </text:span><text:span text:style-name="T11">ApplicationContext</text:span><text:span text:style-name="T15"> using the following code:</text:span></text:p>
        </text:list-item>
      </text:list>
      <text:p text:style-name="P4"/>
      <text:p text:style-name="P7">ApplicationContext context = </text:p>
      <text:p text:style-name="P7"><text:s text:c="4"/>new AnnotationConfigApplicationContext(Config.class);</text:p>
      <text:p text:style-name="P14"/>
      <text:p text:style-name="P14">Register register = <text:span text:style-name="T1">context.getBean(Register.class);</text:span></text:p>
      <text:p text:style-name="P14"/>
      <text:p text:style-name="P14">double total = register.computeTotal(18.45);</text:p>
      <text:p text:style-name="P4"/>
      <text:list xml:id="list145103137223523" text:continue-numbering="true" text:style-name="Slide_20_Bullet">
        <text:list-header>
          <text:p text:style-name="P33"/>
        </text:list-header>
        <text:list-item>
          <text:p text:style-name="P33">This code:</text:p>
          <text:list>
            <text:list-item>
              <text:p text:style-name="P34">Creates an <text:span text:style-name="T11">ApplicationContext</text:span> based on configuration <text:span text:style-name="T19">metadata </text:span>in the <text:span text:style-name="T13">Config </text:span>class.</text:p>
            </text:list-item>
            <text:list-item>
              <text:p text:style-name="P33"><text:span text:style-name="T17">Obtains</text:span> a reference to the <text:span text:style-name="T8">Register</text:span> bean</text:p>
            </text:list-item>
            <text:list-item>
              <text:p text:style-name="P33">Calls the business logic.</text:p>
            </text:list-item>
          </text:list>
        </text:list-item>
      </text:list>
      <text:h text:style-name="P45" text:outline-level="2"/>
      <text:h text:style-name="P47" text:outline-level="2">Avoiding Dependency on Spring</text:h>
      <text:list xml:id="list145102140403814" text:continue-numbering="true" text:style-name="Slide_20_Bullet">
        <text:list-item>
          <text:p text:style-name="P33">Spring is intended to be a “non-invasive” framework.</text:p>
          <text:list>
            <text:list-item>
              <text:p text:style-name="P33">The Spring team recommends writing code with as few references to the Spring framework as possible.</text:p>
            </text:list-item>
            <text:list-item>
              <text:p text:style-name="P25"><text:span text:style-name="T15">The </text:span><text:span text:style-name="T8">Register</text:span><text:span text:style-name="T5"> </text:span><text:span text:style-name="T15">and </text:span><text:span text:style-name="T8">TaxCalculator</text:span><text:span text:style-name="T5"> </text:span><text:span text:style-name="T15">have no references to Spring at all – true POJOs.</text:span></text:p>
            </text:list-item>
            <text:list-item>
              <text:p text:style-name="P25"><text:span text:style-name="T15">It </text:span>should be possible to use th<text:span text:style-name="T15">is code </text:span>with an <text:span text:style-name="T15">alternate framework</text:span></text:p>
              <text:list>
                <text:list-item>
                  <text:p text:style-name="P33">Guice, Dagger, CDI, PicoContainer, etc.</text:p>
                </text:list-item>
              </text:list>
            </text:list-item>
          </text:list>
        </text:list-item>
      </text:list>
      <text:h text:style-name="P47" text:outline-level="2">Additional Spring Projects/Frameworks</text:h>
      <text:list text:continue-numbering="true" text:style-name="Slide_20_Bullet">
        <text:list-item>
          <text:p text:style-name="P39">Spring also provides many additional projects and frameworks:</text:p>
        </text:list-item>
      </text:list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pring MVC</text:p>
          </table:table-cell>
          <table:table-cell table:style-name="Table2.A1" office:value-type="string">
            <text:p text:style-name="P18">Traditional web and REST backends</text:p>
          </table:table-cell>
        </table:table-row>
        <table:table-row>
          <table:table-cell table:style-name="Table2.A2" office:value-type="string">
            <text:p text:style-name="P16">Spring Data</text:p>
          </table:table-cell>
          <table:table-cell table:style-name="Table2.B2" office:value-type="string">
            <text:p text:style-name="P16">Consistent data access approach for relational and non-relational data sources.</text:p>
          </table:table-cell>
        </table:table-row>
        <table:table-row>
          <table:table-cell table:style-name="Table2.A2" office:value-type="string">
            <text:p text:style-name="P16">Spring Security</text:p>
          </table:table-cell>
          <table:table-cell table:style-name="Table2.B3" office:value-type="string">
            <text:p text:style-name="P16">Security for web and non-web applications</text:p>
          </table:table-cell>
        </table:table-row>
        <table:table-row>
          <table:table-cell table:style-name="Table2.A2" office:value-type="string">
            <text:p text:style-name="P16">Spring Cloud</text:p>
          </table:table-cell>
          <table:table-cell table:style-name="Table2.B4" office:value-type="string">
            <text:p text:style-name="P16">Distributed systems and microservices</text:p>
          </table:table-cell>
        </table:table-row>
        <table:table-row>
          <table:table-cell table:style-name="Table2.A2" office:value-type="string">
            <text:p text:style-name="P16">Spring Integration</text:p>
          </table:table-cell>
          <table:table-cell table:style-name="Table2.B5" office:value-type="string">
            <text:p text:style-name="P16">Implements well-know Enterprise Integration Patterns</text:p>
          </table:table-cell>
        </table:table-row>
        <table:table-row>
          <table:table-cell table:style-name="Table2.A2" office:value-type="string">
            <text:p text:style-name="P16">Spring Batch</text:p>
          </table:table-cell>
          <table:table-cell table:style-name="Table2.B6" office:value-type="string">
            <text:p text:style-name="P16">High volume batch operations</text:p>
          </table:table-cell>
        </table:table-row>
        <table:table-row>
          <table:table-cell table:style-name="Table2.A2" office:value-type="string">
            <text:p text:style-name="P15">Spring AI</text:p>
          </table:table-cell>
          <table:table-cell table:style-name="Table2.B7" office:value-type="string">
            <text:p text:style-name="P41">Modular API for supporting various AI models and vector stores.</text:p>
          </table:table-cell>
        </table:table-row>
        <table:table-row table:style-name="Table2.1">
          <table:table-cell table:style-name="Table2.A8" office:value-type="string">
            <text:p text:style-name="P16">Spring Web Flow</text:p>
          </table:table-cell>
          <table:table-cell table:style-name="Table2.B8" office:value-type="string">
            <text:p text:style-name="P42"><text:span text:style-name="T15">A</text:span> model for "wizard-like" web application interactions</text:p>
          </table:table-cell>
        </table:table-row>
        <table:table-row>
          <table:table-cell table:style-name="Table2.A2" office:value-type="string">
            <text:p text:style-name="P16">Spring Web Services</text:p>
          </table:table-cell>
          <table:table-cell table:style-name="Table2.B9" office:value-type="string">
            <text:p text:style-name="P16">SOAP-based web services</text:p>
          </table:table-cell>
        </table:table-row>
        <table:table-row>
          <table:table-cell table:style-name="Table2.A2" office:value-type="string">
            <text:p text:style-name="P17">Spring Boot</text:p>
          </table:table-cell>
          <table:table-cell table:style-name="Table2.B10" office:value-type="string">
            <text:p text:style-name="P17">Opinionated approach to building a Spring application</text:p>
          </table:table-cell>
        </table:table-row>
      </table:table>
      <text:list xml:id="list145103166743888" text:continue-numbering="true" text:style-name="Slide_20_Bullet">
        <text:list-header>
          <text:p text:style-name="P40"/>
          <text:list>
            <text:list-item>
              <text:p text:style-name="P22">Many others - <text:a xlink:type="simple" xlink:href="http://spring.io/projects" text:style-name="Internet_20_link" text:visited-style-name="Visited_20_Internet_20_Link">http://spring.io/projects</text:a> </text:p>
            </text:list-item>
          </text:list>
        </text:list-header>
      </text:list>
      <text:p text:style-name="P20"/>
      <text:p text:style-name="P20"/>
      <text:h text:style-name="P55" text:outline-level="2">What is Spring Boot?</text:h>
      <text:list xml:id="list145102542164001" text:continue-numbering="true" text:style-name="Slide_20_Bullet">
        <text:list-item>
          <text:p text:style-name="P43">Spring applications greatly simplify the task of building, maintaining, testing, and running Java applications.</text:p>
          <text:list>
            <text:list-item>
              <text:p text:style-name="P43">Especially when compared to (early) versions of JEE.</text:p>
            </text:list-item>
          </text:list>
        </text:list-item>
        <text:list-item>
          <text:p text:style-name="P43">However, they still require detailed setup and configuration to get started.</text:p>
          <text:list>
            <text:list-item>
              <text:p text:style-name="P43">Especially when compared to other languages / frameworks (Python/Flask, NodeJS/Express, Ruby on Rails, etc.)</text:p>
            </text:list-item>
          </text:list>
        </text:list-item>
        <text:list-item>
          <text:p text:style-name="P43">Spring Boot – An opinionated view of the Spring platform and third-party libraries. <text:s/></text:p>
          <text:list>
            <text:list-item>
              <text:p text:style-name="P43">Used to get started quickly, but is also production ready.</text:p>
            </text:list-item>
            <text:list-item>
              <text:p text:style-name="P43">Minimizes the amount of explicit configuration.</text:p>
            </text:list-item>
            <text:list-item>
              <text:p text:style-name="P43">Eases dependency management</text:p>
            </text:list-item>
          </text:list>
        </text:list-item>
        <text:list-item>
          <text:p text:style-name="P43">Modern Spring applications are usually based on Spring Boot</text:p>
          <text:list>
            <text:list-item>
              <text:p text:style-name="P43">Effective use of Spring Boot requires knowledge of Spring fundamentals. <text:s/></text:p>
            </text:list-item>
          </text:list>
          <text:p text:style-name="P43"/>
        </text:list-item>
      </text:list>
      <text:p text:style-name="P21"/>
      <text:h text:style-name="P47" text:outline-level="2">Summary</text:h>
      <text:list text:continue-numbering="true" text:style-name="Slide_20_Bullet">
        <text:list-item>
          <text:p text:style-name="P26">Spring is an open-source Java platform that provides infrastructure support for Java applications.</text:p>
        </text:list-item>
        <text:list-item>
          <text:p text:style-name="P27">Spring encourages coding to interfaces and testable components.</text:p>
        </text:list-item>
        <text:list-item>
          <text:p text:style-name="P26"><text:span text:style-name="T16">Spring instantiates and dependency injects your </text:span>Java components.</text:p>
        </text:list-item>
        <text:list-item>
          <text:p text:style-name="P43">Difference between Spring and Spring Boot.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tab-stop-distance="0.2756in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loext:graphic-properties draw:fill="solid" draw:fill-color="#f5f5f5"/>
      <style:paragraph-properties fo:background-color="#f5f5f5"/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Introduction to the Spring Framework</text:chapter></text:p>
      </style:header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6-19T14:51:00.860000000</dc:date>
    <meta:editing-cycles>302</meta:editing-cycles>
    <meta:editing-duration>P1DT7H13M53S</meta:editing-duration>
    <meta:document-statistic meta:table-count="2" meta:image-count="0" meta:object-count="0" meta:page-count="17" meta:paragraph-count="219" meta:word-count="1430" meta:character-count="9510" meta:non-whitespace-character-count="8192"/>
    <meta:user-defined meta:name="Info 1"/>
    <meta:user-defined meta:name="Info 2"/>
    <meta:user-defined meta:name="Info 3"/>
    <meta:user-defined meta:name="Info 4"/>
  </office:meta>
</office:document-meta>
</file>